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Work Sheet</text:p>
          </table:table-cell>
          <table:table-cell table:style-name="ce1" office:value-type="string" calcext:value-type="string">
            <text:p>Jaymin darj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r No.</text:p>
          </table:table-cell>
          <table:table-cell table:style-name="ce1" office:value-type="string" calcext:value-type="string">
            <text:p>Task Done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alyzing requirements of the application. Theme searching and finalizing of theam.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2<text:span text:style-name="T1">th</text:span> Dec 20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tegration of theme in android studio and configuration of android stud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<text:span text:style-name="T1">th</text:span> Dec 201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ing of sample project application and performed project structure modifi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<text:span text:style-name="T1">th</text:span> Dec 201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ted sign up page, login page user interface and backend. Performed UI modifications in both pages. Testing of application and bug fixing/UI fixing of application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<text:span text:style-name="T1">th</text:span> Dec 20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20:09:56.320767846</meta:creation-date>
    <dc:date>2019-12-15T20:30:21.476706148</dc:date>
    <meta:editing-duration>PT9M4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